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req1</text:p>
          </table:table-cell>
          <table:table-cell office:value-type="string" calcext:value-type="string">
            <text:p>freq2</text:p>
          </table:table-cell>
          <table:table-cell office:value-type="string" calcext:value-type="string">
            <text:p>freq3</text:p>
          </table:table-cell>
          <table:table-cell office:value-type="string" calcext:value-type="string">
            <text:p>freq4</text:p>
          </table:table-cell>
          <table:table-cell office:value-type="string" calcext:value-type="string">
            <text:p>freq5</text:p>
          </table:table-cell>
          <table:table-cell office:value-type="string" calcext:value-type="string">
            <text:p>freq6</text:p>
          </table:table-cell>
          <table:table-cell office:value-type="string" calcext:value-type="string">
            <text:p>freq7</text:p>
          </table:table-cell>
          <table:table-cell office:value-type="string" calcext:value-type="string">
            <text:p>freq8</text:p>
          </table:table-cell>
          <table:table-cell office:value-type="string" calcext:value-type="string">
            <text:p>freq9</text:p>
          </table:table-cell>
          <table:table-cell office:value-type="string" calcext:value-type="string">
            <text:p>freq10</text:p>
          </table:table-cell>
          <table:table-cell office:value-type="string" calcext:value-type="string">
            <text:p>freq11</text:p>
          </table:table-cell>
          <table:table-cell office:value-type="string" calcext:value-type="string">
            <text:p>freq12</text:p>
          </table:table-cell>
          <table:table-cell office:value-type="string" calcext:value-type="string">
            <text:p>freq13</text:p>
          </table:table-cell>
          <table:table-cell office:value-type="string" calcext:value-type="string">
            <text:p>freq14</text:p>
          </table:table-cell>
          <table:table-cell office:value-type="string" calcext:value-type="string">
            <text:p>freq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_g</text:p>
          </table:table-cell>
          <table:table-cell office:value-type="float" office:value="264.245561" calcext:value-type="float">
            <text:p>264.24556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2_g</text:p>
          </table:table-cell>
          <table:table-cell office:value-type="float" office:value="292.935053" calcext:value-type="float">
            <text:p>292.935053</text:p>
          </table:table-cell>
          <table:table-cell office:value-type="float" office:value="163.314386" calcext:value-type="float">
            <text:p>163.314386</text:p>
          </table:table-cell>
          <table:table-cell office:value-type="float" office:value="78.702798" calcext:value-type="float">
            <text:p>78.702798</text:p>
          </table:table-cell>
          <table:table-cell office:value-type="float" office:value="78.700261" calcext:value-type="float">
            <text:p>78.7002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2_g</text:p>
          </table:table-cell>
          <table:table-cell office:value-type="float" office:value="535.36698" calcext:value-type="float">
            <text:p>535.3669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2O_g</text:p>
          </table:table-cell>
          <table:table-cell office:value-type="float" office:value="476.325231" calcext:value-type="float">
            <text:p>476.325231</text:p>
          </table:table-cell>
          <table:table-cell office:value-type="float" office:value="462.288969" calcext:value-type="float">
            <text:p>462.288969</text:p>
          </table:table-cell>
          <table:table-cell office:value-type="float" office:value="196.701937" calcext:value-type="float">
            <text:p>196.70193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pan text:style-name="T1">c</text:span>COOH*</text:p>
          </table:table-cell>
          <table:table-cell office:value-type="float" office:value="432.381886" calcext:value-type="float">
            <text:p>432.381886</text:p>
          </table:table-cell>
          <table:table-cell office:value-type="float" office:value="158.763473" calcext:value-type="float">
            <text:p>158.763473</text:p>
          </table:table-cell>
          <table:table-cell office:value-type="float" office:value="134.583393" calcext:value-type="float">
            <text:p>134.583393</text:p>
          </table:table-cell>
          <table:table-cell office:value-type="float" office:value="96.646494" calcext:value-type="float">
            <text:p>96.646494</text:p>
          </table:table-cell>
          <table:table-cell office:value-type="float" office:value="82.709874" calcext:value-type="float">
            <text:p>82.709874</text:p>
          </table:table-cell>
          <table:table-cell office:value-type="float" office:value="70.070032" calcext:value-type="float">
            <text:p>70.070032</text:p>
          </table:table-cell>
          <table:table-cell office:value-type="float" office:value="61.665965" calcext:value-type="float">
            <text:p>61.665965</text:p>
          </table:table-cell>
          <table:table-cell office:value-type="float" office:value="43.0235" calcext:value-type="float">
            <text:p>43.0235</text:p>
          </table:table-cell>
          <table:table-cell office:value-type="float" office:value="38.157667" calcext:value-type="float">
            <text:p>38.157667</text:p>
          </table:table-cell>
          <table:table-cell office:value-type="float" office:value="30.691683" calcext:value-type="float">
            <text:p>30.691683</text:p>
          </table:table-cell>
          <table:table-cell office:value-type="float" office:value="22.913223" calcext:value-type="float">
            <text:p>22.913223</text:p>
          </table:table-cell>
          <table:table-cell office:value-type="float" office:value="18.63963" calcext:value-type="float">
            <text:p>18.639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OOH*</text:p>
          </table:table-cell>
          <table:table-cell office:value-type="float" office:value="432.137879" calcext:value-type="float">
            <text:p>432.137879</text:p>
          </table:table-cell>
          <table:table-cell office:value-type="float" office:value="157.555789" calcext:value-type="float">
            <text:p>157.555789</text:p>
          </table:table-cell>
          <table:table-cell office:value-type="float" office:value="131.591796" calcext:value-type="float">
            <text:p>131.591796</text:p>
          </table:table-cell>
          <table:table-cell office:value-type="float" office:value="97.876576" calcext:value-type="float">
            <text:p>97.876576</text:p>
          </table:table-cell>
          <table:table-cell office:value-type="float" office:value="75.23803" calcext:value-type="float">
            <text:p>75.23803</text:p>
          </table:table-cell>
          <table:table-cell office:value-type="float" office:value="70.712541" calcext:value-type="float">
            <text:p>70.712541</text:p>
          </table:table-cell>
          <table:table-cell office:value-type="float" office:value="61.076033" calcext:value-type="float">
            <text:p>61.076033</text:p>
          </table:table-cell>
          <table:table-cell office:value-type="float" office:value="44.299303" calcext:value-type="float">
            <text:p>44.299303</text:p>
          </table:table-cell>
          <table:table-cell office:value-type="float" office:value="34.767783" calcext:value-type="float">
            <text:p>34.767783</text:p>
          </table:table-cell>
          <table:table-cell office:value-type="float" office:value="30.403587" calcext:value-type="float">
            <text:p>30.403587</text:p>
          </table:table-cell>
          <table:table-cell office:value-type="float" office:value="21.989051" calcext:value-type="float">
            <text:p>21.989051</text:p>
          </table:table-cell>
          <table:table-cell office:value-type="float" office:value="17.953566" calcext:value-type="float">
            <text:p>17.9535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2*</text:p>
          </table:table-cell>
          <table:table-cell office:value-type="float" office:value="140.045407" calcext:value-type="float">
            <text:p>140.045407</text:p>
          </table:table-cell>
          <table:table-cell office:value-type="float" office:value="128.032879" calcext:value-type="float">
            <text:p>128.032879</text:p>
          </table:table-cell>
          <table:table-cell office:value-type="float" office:value="82.139432" calcext:value-type="float">
            <text:p>82.139432</text:p>
          </table:table-cell>
          <table:table-cell office:value-type="float" office:value="64.72777" calcext:value-type="float">
            <text:p>64.72777</text:p>
          </table:table-cell>
          <table:table-cell office:value-type="float" office:value="46.904791" calcext:value-type="float">
            <text:p>46.904791</text:p>
          </table:table-cell>
          <table:table-cell office:value-type="float" office:value="44.192598" calcext:value-type="float">
            <text:p>44.192598</text:p>
          </table:table-cell>
          <table:table-cell office:value-type="float" office:value="30.739085" calcext:value-type="float">
            <text:p>30.739085</text:p>
          </table:table-cell>
          <table:table-cell office:value-type="float" office:value="24.602664" calcext:value-type="float">
            <text:p>24.602664</text:p>
          </table:table-cell>
          <table:table-cell office:value-type="float" office:value="21.301547" calcext:value-type="float">
            <text:p>21.301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H*</text:p>
          </table:table-cell>
          <table:table-cell office:value-type="float" office:value="444.701889" calcext:value-type="float">
            <text:p>444.701889</text:p>
          </table:table-cell>
          <table:table-cell office:value-type="float" office:value="147.061433" calcext:value-type="float">
            <text:p>147.061433</text:p>
          </table:table-cell>
          <table:table-cell office:value-type="float" office:value="132.963783" calcext:value-type="float">
            <text:p>132.963783</text:p>
          </table:table-cell>
          <table:table-cell office:value-type="float" office:value="51.669268" calcext:value-type="float">
            <text:p>51.669268</text:p>
          </table:table-cell>
          <table:table-cell office:value-type="float" office:value="47.911734" calcext:value-type="float">
            <text:p>47.911734</text:p>
          </table:table-cell>
          <table:table-cell office:value-type="float" office:value="45.160761" calcext:value-type="float">
            <text:p>45.160761</text:p>
          </table:table-cell>
          <table:table-cell office:value-type="float" office:value="24.566907" calcext:value-type="float">
            <text:p>24.566907</text:p>
          </table:table-cell>
          <table:table-cell office:value-type="float" office:value="16.649677" calcext:value-type="float">
            <text:p>16.649677</text:p>
          </table:table-cell>
          <table:table-cell office:value-type="float" office:value="11.15049" calcext:value-type="float">
            <text:p>11.15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*</text:p>
          </table:table-cell>
          <table:table-cell office:value-type="float" office:value="62.984312" calcext:value-type="float">
            <text:p>62.984312</text:p>
          </table:table-cell>
          <table:table-cell office:value-type="float" office:value="46.267196" calcext:value-type="float">
            <text:p>46.267196</text:p>
          </table:table-cell>
          <table:table-cell office:value-type="float" office:value="45.581555" calcext:value-type="float">
            <text:p>45.58155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2*</text:p>
          </table:table-cell>
          <table:table-cell office:value-type="float" office:value="300.902812" calcext:value-type="float">
            <text:p>300.902812</text:p>
          </table:table-cell>
          <table:table-cell office:value-type="float" office:value="205.506259" calcext:value-type="float">
            <text:p>205.506259</text:p>
          </table:table-cell>
          <table:table-cell office:value-type="float" office:value="126.550191" calcext:value-type="float">
            <text:p>126.550191</text:p>
          </table:table-cell>
          <table:table-cell office:value-type="float" office:value="40.104992" calcext:value-type="float">
            <text:p>40.104992</text:p>
          </table:table-cell>
          <table:table-cell office:value-type="float" office:value="33.861767" calcext:value-type="float">
            <text:p>33.861767</text:p>
          </table:table-cell>
          <table:table-cell office:value-type="float" office:value="23.610788" calcext:value-type="float">
            <text:p>23.6107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2O*</text:p>
          </table:table-cell>
          <table:table-cell office:value-type="float" office:value="449.476426" calcext:value-type="float">
            <text:p>449.476426</text:p>
          </table:table-cell>
          <table:table-cell office:value-type="float" office:value="437.310397" calcext:value-type="float">
            <text:p>437.310397</text:p>
          </table:table-cell>
          <table:table-cell office:value-type="float" office:value="188.329902" calcext:value-type="float">
            <text:p>188.329902</text:p>
          </table:table-cell>
          <table:table-cell office:value-type="float" office:value="67.562258" calcext:value-type="float">
            <text:p>67.562258</text:p>
          </table:table-cell>
          <table:table-cell office:value-type="float" office:value="62.882543" calcext:value-type="float">
            <text:p>62.882543</text:p>
          </table:table-cell>
          <table:table-cell office:value-type="float" office:value="37.162877" calcext:value-type="float">
            <text:p>37.162877</text:p>
          </table:table-cell>
          <table:table-cell office:value-type="float" office:value="14.728715" calcext:value-type="float">
            <text:p>14.728715</text:p>
          </table:table-cell>
          <table:table-cell office:value-type="float" office:value="12.193736" calcext:value-type="float">
            <text:p>12.193736</text:p>
          </table:table-cell>
          <table:table-cell office:value-type="float" office:value="9.099559" calcext:value-type="float">
            <text:p>9.0995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CO*</text:p>
          </table:table-cell>
          <table:table-cell office:value-type="float" office:value="362.590312" calcext:value-type="float">
            <text:p>362.590312</text:p>
          </table:table-cell>
          <table:table-cell office:value-type="float" office:value="145.108352" calcext:value-type="float">
            <text:p>145.108352</text:p>
          </table:table-cell>
          <table:table-cell office:value-type="float" office:value="131.411924" calcext:value-type="float">
            <text:p>131.411924</text:p>
          </table:table-cell>
          <table:table-cell office:value-type="float" office:value="93.167204" calcext:value-type="float">
            <text:p>93.167204</text:p>
          </table:table-cell>
          <table:table-cell office:value-type="float" office:value="61.473733" calcext:value-type="float">
            <text:p>61.473733</text:p>
          </table:table-cell>
          <table:table-cell office:value-type="float" office:value="49.959163" calcext:value-type="float">
            <text:p>49.959163</text:p>
          </table:table-cell>
          <table:table-cell office:value-type="float" office:value="33.631207" calcext:value-type="float">
            <text:p>33.631207</text:p>
          </table:table-cell>
          <table:table-cell office:value-type="float" office:value="26.547245" calcext:value-type="float">
            <text:p>26.547245</text:p>
          </table:table-cell>
          <table:table-cell office:value-type="float" office:value="22.068864" calcext:value-type="float">
            <text:p>22.0688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COO*</text:p>
          </table:table-cell>
          <table:table-cell office:value-type="float" office:value="375.214064" calcext:value-type="float">
            <text:p>375.214064</text:p>
          </table:table-cell>
          <table:table-cell office:value-type="float" office:value="183.105381" calcext:value-type="float">
            <text:p>183.105381</text:p>
          </table:table-cell>
          <table:table-cell office:value-type="float" office:value="164.800165" calcext:value-type="float">
            <text:p>164.800165</text:p>
          </table:table-cell>
          <table:table-cell office:value-type="float" office:value="160.022131" calcext:value-type="float">
            <text:p>160.022131</text:p>
          </table:table-cell>
          <table:table-cell office:value-type="float" office:value="115.467114" calcext:value-type="float">
            <text:p>115.467114</text:p>
          </table:table-cell>
          <table:table-cell office:value-type="float" office:value="89.008397" calcext:value-type="float">
            <text:p>89.008397</text:p>
          </table:table-cell>
          <table:table-cell office:value-type="float" office:value="45.74862" calcext:value-type="float">
            <text:p>45.74862</text:p>
          </table:table-cell>
          <table:table-cell office:value-type="float" office:value="42.891618" calcext:value-type="float">
            <text:p>42.891618</text:p>
          </table:table-cell>
          <table:table-cell office:value-type="float" office:value="40.960949" calcext:value-type="float">
            <text:p>40.960949</text:p>
          </table:table-cell>
          <table:table-cell office:value-type="float" office:value="20.540025" calcext:value-type="float">
            <text:p>20.540025</text:p>
          </table:table-cell>
          <table:table-cell office:value-type="float" office:value="17.509708" calcext:value-type="float">
            <text:p>17.509708</text:p>
          </table:table-cell>
          <table:table-cell office:value-type="float" office:value="11.053414" calcext:value-type="float">
            <text:p>11.0534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*</text:p>
          </table:table-cell>
          <table:table-cell office:value-type="float" office:value="67.436121" calcext:value-type="float">
            <text:p>67.436121</text:p>
          </table:table-cell>
          <table:table-cell office:value-type="float" office:value="41.760302" calcext:value-type="float">
            <text:p>41.760302</text:p>
          </table:table-cell>
          <table:table-cell office:value-type="float" office:value="41.2765" calcext:value-type="float">
            <text:p>41.276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*</text:p>
          </table:table-cell>
          <table:table-cell office:value-type="float" office:value="181.681095" calcext:value-type="float">
            <text:p>181.681095</text:p>
          </table:table-cell>
          <table:table-cell office:value-type="float" office:value="60.39247" calcext:value-type="float">
            <text:p>60.39247</text:p>
          </table:table-cell>
          <table:table-cell office:value-type="float" office:value="47.955156" calcext:value-type="float">
            <text:p>47.955156</text:p>
          </table:table-cell>
          <table:table-cell office:value-type="float" office:value="38.076378" calcext:value-type="float">
            <text:p>38.076378</text:p>
          </table:table-cell>
          <table:table-cell office:value-type="float" office:value="15.397266" calcext:value-type="float">
            <text:p>15.397266</text:p>
          </table:table-cell>
          <table:table-cell office:value-type="float" office:value="6.287183" calcext:value-type="float">
            <text:p>6.2871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H*</text:p>
          </table:table-cell>
          <table:table-cell office:value-type="float" office:value="463.098681" calcext:value-type="float">
            <text:p>463.098681</text:p>
          </table:table-cell>
          <table:table-cell office:value-type="float" office:value="72.292477" calcext:value-type="float">
            <text:p>72.292477</text:p>
          </table:table-cell>
          <table:table-cell office:value-type="float" office:value="72.094523" calcext:value-type="float">
            <text:p>72.094523</text:p>
          </table:table-cell>
          <table:table-cell office:value-type="float" office:value="53.396576" calcext:value-type="float">
            <text:p>53.396576</text:p>
          </table:table-cell>
          <table:table-cell office:value-type="float" office:value="30.743968" calcext:value-type="float">
            <text:p>30.743968</text:p>
          </table:table-cell>
          <table:table-cell office:value-type="float" office:value="30.100508" calcext:value-type="float">
            <text:p>30.1005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2+H</text:p>
          </table:table-cell>
          <table:table-cell office:value-type="float" office:value="141.146143" calcext:value-type="float">
            <text:p>141.146143</text:p>
          </table:table-cell>
          <table:table-cell office:value-type="float" office:value="131.357887" calcext:value-type="float">
            <text:p>131.357887</text:p>
          </table:table-cell>
          <table:table-cell office:value-type="float" office:value="128.990584" calcext:value-type="float">
            <text:p>128.990584</text:p>
          </table:table-cell>
          <table:table-cell office:value-type="float" office:value="94.974458" calcext:value-type="float">
            <text:p>94.974458</text:p>
          </table:table-cell>
          <table:table-cell office:value-type="float" office:value="89.86953" calcext:value-type="float">
            <text:p>89.86953</text:p>
          </table:table-cell>
          <table:table-cell office:value-type="float" office:value="82.920023" calcext:value-type="float">
            <text:p>82.920023</text:p>
          </table:table-cell>
          <table:table-cell office:value-type="float" office:value="64.713041" calcext:value-type="float">
            <text:p>64.713041</text:p>
          </table:table-cell>
          <table:table-cell office:value-type="float" office:value="47.594699" calcext:value-type="float">
            <text:p>47.594699</text:p>
          </table:table-cell>
          <table:table-cell office:value-type="float" office:value="45.142687" calcext:value-type="float">
            <text:p>45.142687</text:p>
          </table:table-cell>
          <table:table-cell office:value-type="float" office:value="30.198257" calcext:value-type="float">
            <text:p>30.198257</text:p>
          </table:table-cell>
          <table:table-cell office:value-type="float" office:value="24.84414" calcext:value-type="float">
            <text:p>24.84414</text:p>
          </table:table-cell>
          <table:table-cell office:value-type="float" office:value="22.211845" calcext:value-type="float">
            <text:p>22.2118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+H</text:p>
          </table:table-cell>
          <table:table-cell office:value-type="float" office:value="184.977368" calcext:value-type="float">
            <text:p>184.977368</text:p>
          </table:table-cell>
          <table:table-cell office:value-type="float" office:value="129.935663" calcext:value-type="float">
            <text:p>129.935663</text:p>
          </table:table-cell>
          <table:table-cell office:value-type="float" office:value="107.225503" calcext:value-type="float">
            <text:p>107.225503</text:p>
          </table:table-cell>
          <table:table-cell office:value-type="float" office:value="82.598438" calcext:value-type="float">
            <text:p>82.598438</text:p>
          </table:table-cell>
          <table:table-cell office:value-type="float" office:value="62.36586" calcext:value-type="float">
            <text:p>62.36586</text:p>
          </table:table-cell>
          <table:table-cell office:value-type="float" office:value="45.670769" calcext:value-type="float">
            <text:p>45.670769</text:p>
          </table:table-cell>
          <table:table-cell office:value-type="float" office:value="30.365443" calcext:value-type="float">
            <text:p>30.365443</text:p>
          </table:table-cell>
          <table:table-cell office:value-type="float" office:value="15.309362" calcext:value-type="float">
            <text:p>15.309362</text:p>
          </table:table-cell>
          <table:table-cell office:value-type="float" office:value="13.287681" calcext:value-type="float">
            <text:p>13.287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H+O</text:p>
          </table:table-cell>
          <table:table-cell office:value-type="float" office:value="443.713236" calcext:value-type="float">
            <text:p>443.713236</text:p>
          </table:table-cell>
          <table:table-cell office:value-type="float" office:value="148.330769" calcext:value-type="float">
            <text:p>148.330769</text:p>
          </table:table-cell>
          <table:table-cell office:value-type="float" office:value="133.71914" calcext:value-type="float">
            <text:p>133.71914</text:p>
          </table:table-cell>
          <table:table-cell office:value-type="float" office:value="67.208788" calcext:value-type="float">
            <text:p>67.208788</text:p>
          </table:table-cell>
          <table:table-cell office:value-type="float" office:value="52.447756" calcext:value-type="float">
            <text:p>52.447756</text:p>
          </table:table-cell>
          <table:table-cell office:value-type="float" office:value="47.428762" calcext:value-type="float">
            <text:p>47.428762</text:p>
          </table:table-cell>
          <table:table-cell office:value-type="float" office:value="42.733369" calcext:value-type="float">
            <text:p>42.733369</text:p>
          </table:table-cell>
          <table:table-cell office:value-type="float" office:value="42.448213" calcext:value-type="float">
            <text:p>42.448213</text:p>
          </table:table-cell>
          <table:table-cell office:value-type="float" office:value="40.61592" calcext:value-type="float">
            <text:p>40.61592</text:p>
          </table:table-cell>
          <table:table-cell office:value-type="float" office:value="20.734991" calcext:value-type="float">
            <text:p>20.734991</text:p>
          </table:table-cell>
          <table:table-cell office:value-type="float" office:value="14.775837" calcext:value-type="float">
            <text:p>14.775837</text:p>
          </table:table-cell>
          <table:table-cell office:value-type="float" office:value="13.136084" calcext:value-type="float">
            <text:p>13.1360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+O</text:p>
          </table:table-cell>
          <table:table-cell office:value-type="float" office:value="196.02174" calcext:value-type="float">
            <text:p>196.02174</text:p>
          </table:table-cell>
          <table:table-cell office:value-type="float" office:value="64.875537" calcext:value-type="float">
            <text:p>64.875537</text:p>
          </table:table-cell>
          <table:table-cell office:value-type="float" office:value="59.147479" calcext:value-type="float">
            <text:p>59.147479</text:p>
          </table:table-cell>
          <table:table-cell office:value-type="float" office:value="47.541493" calcext:value-type="float">
            <text:p>47.541493</text:p>
          </table:table-cell>
          <table:table-cell office:value-type="float" office:value="41.189142" calcext:value-type="float">
            <text:p>41.189142</text:p>
          </table:table-cell>
          <table:table-cell office:value-type="float" office:value="39.537352" calcext:value-type="float">
            <text:p>39.537352</text:p>
          </table:table-cell>
          <table:table-cell office:value-type="float" office:value="38.56997" calcext:value-type="float">
            <text:p>38.56997</text:p>
          </table:table-cell>
          <table:table-cell office:value-type="float" office:value="18.952055" calcext:value-type="float">
            <text:p>18.952055</text:p>
          </table:table-cell>
          <table:table-cell office:value-type="float" office:value="12.301571" calcext:value-type="float">
            <text:p>12.3015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+OH</text:p>
          </table:table-cell>
          <table:table-cell office:value-type="float" office:value="459.552198" calcext:value-type="float">
            <text:p>459.552198</text:p>
          </table:table-cell>
          <table:table-cell office:value-type="float" office:value="193.731583" calcext:value-type="float">
            <text:p>193.731583</text:p>
          </table:table-cell>
          <table:table-cell office:value-type="float" office:value="76.094191" calcext:value-type="float">
            <text:p>76.094191</text:p>
          </table:table-cell>
          <table:table-cell office:value-type="float" office:value="73.811596" calcext:value-type="float">
            <text:p>73.811596</text:p>
          </table:table-cell>
          <table:table-cell office:value-type="float" office:value="64.276542" calcext:value-type="float">
            <text:p>64.276542</text:p>
          </table:table-cell>
          <table:table-cell office:value-type="float" office:value="53.945139" calcext:value-type="float">
            <text:p>53.945139</text:p>
          </table:table-cell>
          <table:table-cell office:value-type="float" office:value="47.075396" calcext:value-type="float">
            <text:p>47.075396</text:p>
          </table:table-cell>
          <table:table-cell office:value-type="float" office:value="40.580789" calcext:value-type="float">
            <text:p>40.580789</text:p>
          </table:table-cell>
          <table:table-cell office:value-type="float" office:value="29.856567" calcext:value-type="float">
            <text:p>29.856567</text:p>
          </table:table-cell>
          <table:table-cell office:value-type="float" office:value="27.259758" calcext:value-type="float">
            <text:p>27.259758</text:p>
          </table:table-cell>
          <table:table-cell office:value-type="float" office:value="18.696478" calcext:value-type="float">
            <text:p>18.696478</text:p>
          </table:table-cell>
          <table:table-cell office:value-type="float" office:value="10.319757" calcext:value-type="float">
            <text:p>10.3197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2O+O</text:p>
          </table:table-cell>
          <table:table-cell office:value-type="float" office:value="444.126646" calcext:value-type="float">
            <text:p>444.126646</text:p>
          </table:table-cell>
          <table:table-cell office:value-type="float" office:value="428.938821" calcext:value-type="float">
            <text:p>428.938821</text:p>
          </table:table-cell>
          <table:table-cell office:value-type="float" office:value="183.53653" calcext:value-type="float">
            <text:p>183.53653</text:p>
          </table:table-cell>
          <table:table-cell office:value-type="float" office:value="79.278504" calcext:value-type="float">
            <text:p>79.278504</text:p>
          </table:table-cell>
          <table:table-cell office:value-type="float" office:value="63.556537" calcext:value-type="float">
            <text:p>63.556537</text:p>
          </table:table-cell>
          <table:table-cell office:value-type="float" office:value="61.910472" calcext:value-type="float">
            <text:p>61.910472</text:p>
          </table:table-cell>
          <table:table-cell office:value-type="float" office:value="43.727585" calcext:value-type="float">
            <text:p>43.727585</text:p>
          </table:table-cell>
          <table:table-cell office:value-type="float" office:value="40.876234" calcext:value-type="float">
            <text:p>40.876234</text:p>
          </table:table-cell>
          <table:table-cell office:value-type="float" office:value="34.330995" calcext:value-type="float">
            <text:p>34.330995</text:p>
          </table:table-cell>
          <table:table-cell office:value-type="float" office:value="26.842044" calcext:value-type="float">
            <text:p>26.842044</text:p>
          </table:table-cell>
          <table:table-cell office:value-type="float" office:value="14.109418" calcext:value-type="float">
            <text:p>14.109418</text:p>
          </table:table-cell>
          <table:table-cell office:value-type="float" office:value="10.229505" calcext:value-type="float">
            <text:p>10.2295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CO+O</text:p>
          </table:table-cell>
          <table:table-cell office:value-type="float" office:value="364.854183" calcext:value-type="float">
            <text:p>364.854183</text:p>
          </table:table-cell>
          <table:table-cell office:value-type="float" office:value="147.418853" calcext:value-type="float">
            <text:p>147.418853</text:p>
          </table:table-cell>
          <table:table-cell office:value-type="float" office:value="133.796918" calcext:value-type="float">
            <text:p>133.796918</text:p>
          </table:table-cell>
          <table:table-cell office:value-type="float" office:value="95.059837" calcext:value-type="float">
            <text:p>95.059837</text:p>
          </table:table-cell>
          <table:table-cell office:value-type="float" office:value="67.432528" calcext:value-type="float">
            <text:p>67.432528</text:p>
          </table:table-cell>
          <table:table-cell office:value-type="float" office:value="64.804491" calcext:value-type="float">
            <text:p>64.804491</text:p>
          </table:table-cell>
          <table:table-cell office:value-type="float" office:value="51.474692" calcext:value-type="float">
            <text:p>51.474692</text:p>
          </table:table-cell>
          <table:table-cell office:value-type="float" office:value="40.752441" calcext:value-type="float">
            <text:p>40.752441</text:p>
          </table:table-cell>
          <table:table-cell office:value-type="float" office:value="40.054782" calcext:value-type="float">
            <text:p>40.054782</text:p>
          </table:table-cell>
          <table:table-cell office:value-type="float" office:value="32.77015" calcext:value-type="float">
            <text:p>32.77015</text:p>
          </table:table-cell>
          <table:table-cell office:value-type="float" office:value="27.081718" calcext:value-type="float">
            <text:p>27.081718</text:p>
          </table:table-cell>
          <table:table-cell office:value-type="float" office:value="14.688812" calcext:value-type="float">
            <text:p>14.6888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COO+H</text:p>
          </table:table-cell>
          <table:table-cell office:value-type="float" office:value="375.153622" calcext:value-type="float">
            <text:p>375.153622</text:p>
          </table:table-cell>
          <table:table-cell office:value-type="float" office:value="183.402385" calcext:value-type="float">
            <text:p>183.402385</text:p>
          </table:table-cell>
          <table:table-cell office:value-type="float" office:value="164.848615" calcext:value-type="float">
            <text:p>164.848615</text:p>
          </table:table-cell>
          <table:table-cell office:value-type="float" office:value="160.198879" calcext:value-type="float">
            <text:p>160.198879</text:p>
          </table:table-cell>
          <table:table-cell office:value-type="float" office:value="139.154729" calcext:value-type="float">
            <text:p>139.154729</text:p>
          </table:table-cell>
          <table:table-cell office:value-type="float" office:value="115.666689" calcext:value-type="float">
            <text:p>115.666689</text:p>
          </table:table-cell>
          <table:table-cell office:value-type="float" office:value="97.496045" calcext:value-type="float">
            <text:p>97.496045</text:p>
          </table:table-cell>
          <table:table-cell office:value-type="float" office:value="89.02979" calcext:value-type="float">
            <text:p>89.02979</text:p>
          </table:table-cell>
          <table:table-cell office:value-type="float" office:value="80.439802" calcext:value-type="float">
            <text:p>80.439802</text:p>
          </table:table-cell>
          <table:table-cell office:value-type="float" office:value="45.40337" calcext:value-type="float">
            <text:p>45.40337</text:p>
          </table:table-cell>
          <table:table-cell office:value-type="float" office:value="42.685772" calcext:value-type="float">
            <text:p>42.685772</text:p>
          </table:table-cell>
          <table:table-cell office:value-type="float" office:value="40.708419" calcext:value-type="float">
            <text:p>40.708419</text:p>
          </table:table-cell>
          <table:table-cell office:value-type="float" office:value="19.8702" calcext:value-type="float">
            <text:p>19.8702</text:p>
          </table:table-cell>
          <table:table-cell office:value-type="float" office:value="17.916733" calcext:value-type="float">
            <text:p>17.916733</text:p>
          </table:table-cell>
          <table:table-cell office:value-type="float" office:value="10.370198" calcext:value-type="float">
            <text:p>10.370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+H</text:p>
          </table:table-cell>
          <table:table-cell office:value-type="float" office:value="146.009987" calcext:value-type="float">
            <text:p>146.009987</text:p>
          </table:table-cell>
          <table:table-cell office:value-type="float" office:value="111.109202" calcext:value-type="float">
            <text:p>111.109202</text:p>
          </table:table-cell>
          <table:table-cell office:value-type="float" office:value="67.735861" calcext:value-type="float">
            <text:p>67.735861</text:p>
          </table:table-cell>
          <table:table-cell office:value-type="float" office:value="43.691687" calcext:value-type="float">
            <text:p>43.691687</text:p>
          </table:table-cell>
          <table:table-cell office:value-type="float" office:value="41.423984" calcext:value-type="float">
            <text:p>41.423984</text:p>
          </table:table-cell>
          <table:table-cell office:value-type="float" office:value="37.00171" calcext:value-type="float">
            <text:p>37.001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H+H</text:p>
          </table:table-cell>
          <table:table-cell office:value-type="float" office:value="462.529327" calcext:value-type="float">
            <text:p>462.529327</text:p>
          </table:table-cell>
          <table:table-cell office:value-type="float" office:value="141.757468" calcext:value-type="float">
            <text:p>141.757468</text:p>
          </table:table-cell>
          <table:table-cell office:value-type="float" office:value="102.199899" calcext:value-type="float">
            <text:p>102.199899</text:p>
          </table:table-cell>
          <table:table-cell office:value-type="float" office:value="73.848234" calcext:value-type="float">
            <text:p>73.848234</text:p>
          </table:table-cell>
          <table:table-cell office:value-type="float" office:value="72.485469" calcext:value-type="float">
            <text:p>72.485469</text:p>
          </table:table-cell>
          <table:table-cell office:value-type="float" office:value="54.384002" calcext:value-type="float">
            <text:p>54.384002</text:p>
          </table:table-cell>
          <table:table-cell office:value-type="float" office:value="51.959422" calcext:value-type="float">
            <text:p>51.959422</text:p>
          </table:table-cell>
          <table:table-cell office:value-type="float" office:value="32.248213" calcext:value-type="float">
            <text:p>32.248213</text:p>
          </table:table-cell>
          <table:table-cell office:value-type="float" office:value="30.822703" calcext:value-type="float">
            <text:p>30.8227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H+OH</text:p>
          </table:table-cell>
          <table:table-cell office:value-type="float" office:value="462.86409" calcext:value-type="float">
            <text:p>462.86409</text:p>
          </table:table-cell>
          <table:table-cell office:value-type="float" office:value="462.598524" calcext:value-type="float">
            <text:p>462.598524</text:p>
          </table:table-cell>
          <table:table-cell office:value-type="float" office:value="75.63182" calcext:value-type="float">
            <text:p>75.63182</text:p>
          </table:table-cell>
          <table:table-cell office:value-type="float" office:value="71.452086" calcext:value-type="float">
            <text:p>71.452086</text:p>
          </table:table-cell>
          <table:table-cell office:value-type="float" office:value="69.888481" calcext:value-type="float">
            <text:p>69.888481</text:p>
          </table:table-cell>
          <table:table-cell office:value-type="float" office:value="67.252266" calcext:value-type="float">
            <text:p>67.252266</text:p>
          </table:table-cell>
          <table:table-cell office:value-type="float" office:value="54.58408" calcext:value-type="float">
            <text:p>54.58408</text:p>
          </table:table-cell>
          <table:table-cell office:value-type="float" office:value="51.996664" calcext:value-type="float">
            <text:p>51.996664</text:p>
          </table:table-cell>
          <table:table-cell office:value-type="float" office:value="34.079827" calcext:value-type="float">
            <text:p>34.079827</text:p>
          </table:table-cell>
          <table:table-cell office:value-type="float" office:value="31.53202" calcext:value-type="float">
            <text:p>31.53202</text:p>
          </table:table-cell>
          <table:table-cell office:value-type="float" office:value="29.269389" calcext:value-type="float">
            <text:p>29.269389</text:p>
          </table:table-cell>
          <table:table-cell office:value-type="float" office:value="28.166835" calcext:value-type="float">
            <text:p>28.1668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+H</text:p>
          </table:table-cell>
          <table:table-cell office:value-type="float" office:value="136.149385" calcext:value-type="float">
            <text:p>136.149385</text:p>
          </table:table-cell>
          <table:table-cell office:value-type="float" office:value="126.721981" calcext:value-type="float">
            <text:p>126.721981</text:p>
          </table:table-cell>
          <table:table-cell office:value-type="float" office:value="95.87834" calcext:value-type="float">
            <text:p>95.87834</text:p>
          </table:table-cell>
          <table:table-cell office:value-type="float" office:value="91.537017" calcext:value-type="float">
            <text:p>91.537017</text:p>
          </table:table-cell>
          <table:table-cell office:value-type="float" office:value="87.783399" calcext:value-type="float">
            <text:p>87.783399</text:p>
          </table:table-cell>
          <table:table-cell office:value-type="float" office:value="79.642567" calcext:value-type="float">
            <text:p>79.6425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+CO</text:p>
          </table:table-cell>
          <table:table-cell office:value-type="float" office:value="198.189564" calcext:value-type="float">
            <text:p>198.189564</text:p>
          </table:table-cell>
          <table:table-cell office:value-type="float" office:value="191.194847" calcext:value-type="float">
            <text:p>191.194847</text:p>
          </table:table-cell>
          <table:table-cell office:value-type="float" office:value="63.977419" calcext:value-type="float">
            <text:p>63.977419</text:p>
          </table:table-cell>
          <table:table-cell office:value-type="float" office:value="62.265764" calcext:value-type="float">
            <text:p>62.265764</text:p>
          </table:table-cell>
          <table:table-cell office:value-type="float" office:value="47.863044" calcext:value-type="float">
            <text:p>47.863044</text:p>
          </table:table-cell>
          <table:table-cell office:value-type="float" office:value="45.082368" calcext:value-type="float">
            <text:p>45.082368</text:p>
          </table:table-cell>
          <table:table-cell office:value-type="float" office:value="41.580693" calcext:value-type="float">
            <text:p>41.580693</text:p>
          </table:table-cell>
          <table:table-cell office:value-type="float" office:value="33.709174" calcext:value-type="float">
            <text:p>33.709174</text:p>
          </table:table-cell>
          <table:table-cell office:value-type="float" office:value="19.375044" calcext:value-type="float">
            <text:p>19.375044</text:p>
          </table:table-cell>
          <table:table-cell office:value-type="float" office:value="17.948433" calcext:value-type="float">
            <text:p>17.948433</text:p>
          </table:table-cell>
          <table:table-cell office:value-type="float" office:value="13.803242" calcext:value-type="float">
            <text:p>13.803242</text:p>
          </table:table-cell>
          <table:table-cell office:value-type="float" office:value="9.113119" calcext:value-type="float">
            <text:p>9.1131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2+CO2</text:p>
          </table:table-cell>
          <table:table-cell office:value-type="float" office:value="141.61779" calcext:value-type="float">
            <text:p>141.61779</text:p>
          </table:table-cell>
          <table:table-cell office:value-type="float" office:value="139.30988" calcext:value-type="float">
            <text:p>139.30988</text:p>
          </table:table-cell>
          <table:table-cell office:value-type="float" office:value="129.999387" calcext:value-type="float">
            <text:p>129.999387</text:p>
          </table:table-cell>
          <table:table-cell office:value-type="float" office:value="128.463121" calcext:value-type="float">
            <text:p>128.463121</text:p>
          </table:table-cell>
          <table:table-cell office:value-type="float" office:value="82.91568" calcext:value-type="float">
            <text:p>82.91568</text:p>
          </table:table-cell>
          <table:table-cell office:value-type="float" office:value="82.594766" calcext:value-type="float">
            <text:p>82.594766</text:p>
          </table:table-cell>
          <table:table-cell office:value-type="float" office:value="65.486938" calcext:value-type="float">
            <text:p>65.486938</text:p>
          </table:table-cell>
          <table:table-cell office:value-type="float" office:value="63.1835" calcext:value-type="float">
            <text:p>63.1835</text:p>
          </table:table-cell>
          <table:table-cell office:value-type="float" office:value="48.548191" calcext:value-type="float">
            <text:p>48.548191</text:p>
          </table:table-cell>
          <table:table-cell office:value-type="float" office:value="48.116551" calcext:value-type="float">
            <text:p>48.116551</text:p>
          </table:table-cell>
          <table:table-cell office:value-type="float" office:value="45.459801" calcext:value-type="float">
            <text:p>45.459801</text:p>
          </table:table-cell>
          <table:table-cell office:value-type="float" office:value="44.224369" calcext:value-type="float">
            <text:p>44.224369</text:p>
          </table:table-cell>
          <table:table-cell office:value-type="float" office:value="30.955419" calcext:value-type="float">
            <text:p>30.955419</text:p>
          </table:table-cell>
          <table:table-cell office:value-type="float" office:value="25.448255" calcext:value-type="float">
            <text:p>25.448255</text:p>
          </table:table-cell>
          <table:table-cell office:value-type="float" office:value="23.761924" calcext:value-type="float">
            <text:p>23.761924</text:p>
          </table:table-cell>
          <table:table-cell office:value-type="float" office:value="22.508198" calcext:value-type="float">
            <text:p>22.508198</text:p>
          </table:table-cell>
          <table:table-cell office:value-type="float" office:value="21.755761" calcext:value-type="float">
            <text:p>21.755761</text:p>
          </table:table-cell>
          <table:table-cell office:value-type="float" office:value="19.674005" calcext:value-type="float">
            <text:p>19.674005</text:p>
          </table:table-cell>
        </table:table-row>
        <table:table-row table:style-name="ro1">
          <table:table-cell office:value-type="string" calcext:value-type="string">
            <text:p>CO2 → CO+O</text:p>
          </table:table-cell>
          <table:table-cell office:value-type="float" office:value="190.041831" calcext:value-type="float">
            <text:p>190.041831</text:p>
          </table:table-cell>
          <table:table-cell office:value-type="float" office:value="73.777274" calcext:value-type="float">
            <text:p>73.777274</text:p>
          </table:table-cell>
          <table:table-cell office:value-type="float" office:value="59.590243" calcext:value-type="float">
            <text:p>59.590243</text:p>
          </table:table-cell>
          <table:table-cell office:value-type="float" office:value="49.044465" calcext:value-type="float">
            <text:p>49.044465</text:p>
          </table:table-cell>
          <table:table-cell office:value-type="float" office:value="36.727157" calcext:value-type="float">
            <text:p>36.727157</text:p>
          </table:table-cell>
          <table:table-cell office:value-type="float" office:value="26.817336" calcext:value-type="float">
            <text:p>26.817336</text:p>
          </table:table-cell>
          <table:table-cell office:value-type="float" office:value="17.818128" calcext:value-type="float">
            <text:p>17.818128</text:p>
          </table:table-cell>
          <table:table-cell office:value-type="float" office:value="14.44683" calcext:value-type="float">
            <text:p>14.446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2+H → HCOO</text:p>
          </table:table-cell>
          <table:table-cell office:value-type="float" office:value="364.106691" calcext:value-type="float">
            <text:p>364.106691</text:p>
          </table:table-cell>
          <table:table-cell office:value-type="float" office:value="174.613323" calcext:value-type="float">
            <text:p>174.613323</text:p>
          </table:table-cell>
          <table:table-cell office:value-type="float" office:value="162.046972" calcext:value-type="float">
            <text:p>162.046972</text:p>
          </table:table-cell>
          <table:table-cell office:value-type="float" office:value="151.695749" calcext:value-type="float">
            <text:p>151.695749</text:p>
          </table:table-cell>
          <table:table-cell office:value-type="float" office:value="111.823982" calcext:value-type="float">
            <text:p>111.823982</text:p>
          </table:table-cell>
          <table:table-cell office:value-type="float" office:value="81.480922" calcext:value-type="float">
            <text:p>81.480922</text:p>
          </table:table-cell>
          <table:table-cell office:value-type="float" office:value="44.751432" calcext:value-type="float">
            <text:p>44.751432</text:p>
          </table:table-cell>
          <table:table-cell office:value-type="float" office:value="44.534713" calcext:value-type="float">
            <text:p>44.534713</text:p>
          </table:table-cell>
          <table:table-cell office:value-type="float" office:value="18.773778" calcext:value-type="float">
            <text:p>18.773778</text:p>
          </table:table-cell>
          <table:table-cell office:value-type="float" office:value="14.597092" calcext:value-type="float">
            <text:p>14.597092</text:p>
          </table:table-cell>
          <table:table-cell office:value-type="float" office:value="11.229863" calcext:value-type="float">
            <text:p>11.2298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2+H → tCOOH</text:p>
          </table:table-cell>
          <table:table-cell office:value-type="float" office:value="144.591472" calcext:value-type="float">
            <text:p>144.591472</text:p>
          </table:table-cell>
          <table:table-cell office:value-type="float" office:value="132.718724" calcext:value-type="float">
            <text:p>132.718724</text:p>
          </table:table-cell>
          <table:table-cell office:value-type="float" office:value="129.332262" calcext:value-type="float">
            <text:p>129.332262</text:p>
          </table:table-cell>
          <table:table-cell office:value-type="float" office:value="83.436435" calcext:value-type="float">
            <text:p>83.436435</text:p>
          </table:table-cell>
          <table:table-cell office:value-type="float" office:value="66.214148" calcext:value-type="float">
            <text:p>66.214148</text:p>
          </table:table-cell>
          <table:table-cell office:value-type="float" office:value="57.771894" calcext:value-type="float">
            <text:p>57.771894</text:p>
          </table:table-cell>
          <table:table-cell office:value-type="float" office:value="46.803903" calcext:value-type="float">
            <text:p>46.803903</text:p>
          </table:table-cell>
          <table:table-cell office:value-type="float" office:value="38.458435" calcext:value-type="float">
            <text:p>38.458435</text:p>
          </table:table-cell>
          <table:table-cell office:value-type="float" office:value="29.10812" calcext:value-type="float">
            <text:p>29.10812</text:p>
          </table:table-cell>
          <table:table-cell office:value-type="float" office:value="24.879515" calcext:value-type="float">
            <text:p>24.879515</text:p>
          </table:table-cell>
          <table:table-cell office:value-type="float" office:value="19.98347" calcext:value-type="float">
            <text:p>19.98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OOH → cCOOH</text:p>
          </table:table-cell>
          <table:table-cell office:value-type="float" office:value="460.890018" calcext:value-type="float">
            <text:p>460.890018</text:p>
          </table:table-cell>
          <table:table-cell office:value-type="float" office:value="154.884561" calcext:value-type="float">
            <text:p>154.884561</text:p>
          </table:table-cell>
          <table:table-cell office:value-type="float" office:value="121.971749" calcext:value-type="float">
            <text:p>121.971749</text:p>
          </table:table-cell>
          <table:table-cell office:value-type="float" office:value="88.395032" calcext:value-type="float">
            <text:p>88.395032</text:p>
          </table:table-cell>
          <table:table-cell office:value-type="float" office:value="66.870633" calcext:value-type="float">
            <text:p>66.870633</text:p>
          </table:table-cell>
          <table:table-cell office:value-type="float" office:value="60.998431" calcext:value-type="float">
            <text:p>60.998431</text:p>
          </table:table-cell>
          <table:table-cell office:value-type="float" office:value="43.7835" calcext:value-type="float">
            <text:p>43.7835</text:p>
          </table:table-cell>
          <table:table-cell office:value-type="float" office:value="35.990903" calcext:value-type="float">
            <text:p>35.990903</text:p>
          </table:table-cell>
          <table:table-cell office:value-type="float" office:value="29.433071" calcext:value-type="float">
            <text:p>29.433071</text:p>
          </table:table-cell>
          <table:table-cell office:value-type="float" office:value="23.26064" calcext:value-type="float">
            <text:p>23.26064</text:p>
          </table:table-cell>
          <table:table-cell office:value-type="float" office:value="17.337339" calcext:value-type="float">
            <text:p>17.3373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OOH → COH+O</text:p>
          </table:table-cell>
          <table:table-cell office:value-type="float" office:value="427.859261" calcext:value-type="float">
            <text:p>427.859261</text:p>
          </table:table-cell>
          <table:table-cell office:value-type="float" office:value="142.117592" calcext:value-type="float">
            <text:p>142.117592</text:p>
          </table:table-cell>
          <table:table-cell office:value-type="float" office:value="126.763724" calcext:value-type="float">
            <text:p>126.763724</text:p>
          </table:table-cell>
          <table:table-cell office:value-type="float" office:value="84.492193" calcext:value-type="float">
            <text:p>84.492193</text:p>
          </table:table-cell>
          <table:table-cell office:value-type="float" office:value="76.482581" calcext:value-type="float">
            <text:p>76.482581</text:p>
          </table:table-cell>
          <table:table-cell office:value-type="float" office:value="53.029403" calcext:value-type="float">
            <text:p>53.029403</text:p>
          </table:table-cell>
          <table:table-cell office:value-type="float" office:value="39.005164" calcext:value-type="float">
            <text:p>39.005164</text:p>
          </table:table-cell>
          <table:table-cell office:value-type="float" office:value="36.446729" calcext:value-type="float">
            <text:p>36.446729</text:p>
          </table:table-cell>
          <table:table-cell office:value-type="float" office:value="27.456984" calcext:value-type="float">
            <text:p>27.456984</text:p>
          </table:table-cell>
          <table:table-cell office:value-type="float" office:value="23.382519" calcext:value-type="float">
            <text:p>23.382519</text:p>
          </table:table-cell>
          <table:table-cell office:value-type="float" office:value="17.882365" calcext:value-type="float">
            <text:p>17.882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+H→COH</text:p>
          </table:table-cell>
          <table:table-cell office:value-type="float" office:value="155.835261" calcext:value-type="float">
            <text:p>155.835261</text:p>
          </table:table-cell>
          <table:table-cell office:value-type="float" office:value="129.106467" calcext:value-type="float">
            <text:p>129.106467</text:p>
          </table:table-cell>
          <table:table-cell office:value-type="float" office:value="69.865543" calcext:value-type="float">
            <text:p>69.865543</text:p>
          </table:table-cell>
          <table:table-cell office:value-type="float" office:value="59.672432" calcext:value-type="float">
            <text:p>59.672432</text:p>
          </table:table-cell>
          <table:table-cell office:value-type="float" office:value="43.673125" calcext:value-type="float">
            <text:p>43.673125</text:p>
          </table:table-cell>
          <table:table-cell office:value-type="float" office:value="39.276466" calcext:value-type="float">
            <text:p>39.276466</text:p>
          </table:table-cell>
          <table:table-cell office:value-type="float" office:value="28.291951" calcext:value-type="float">
            <text:p>28.291951</text:p>
          </table:table-cell>
          <table:table-cell office:value-type="float" office:value="15.942627" calcext:value-type="float">
            <text:p>15.9426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COO → HCO+O</text:p>
          </table:table-cell>
          <table:table-cell office:value-type="float" office:value="369.766461" calcext:value-type="float">
            <text:p>369.766461</text:p>
          </table:table-cell>
          <table:table-cell office:value-type="float" office:value="152.999544" calcext:value-type="float">
            <text:p>152.999544</text:p>
          </table:table-cell>
          <table:table-cell office:value-type="float" office:value="147.681881" calcext:value-type="float">
            <text:p>147.681881</text:p>
          </table:table-cell>
          <table:table-cell office:value-type="float" office:value="114.633431" calcext:value-type="float">
            <text:p>114.633431</text:p>
          </table:table-cell>
          <table:table-cell office:value-type="float" office:value="64.304639" calcext:value-type="float">
            <text:p>64.304639</text:p>
          </table:table-cell>
          <table:table-cell office:value-type="float" office:value="57.803936" calcext:value-type="float">
            <text:p>57.803936</text:p>
          </table:table-cell>
          <table:table-cell office:value-type="float" office:value="54.976921" calcext:value-type="float">
            <text:p>54.976921</text:p>
          </table:table-cell>
          <table:table-cell office:value-type="float" office:value="47.021389" calcext:value-type="float">
            <text:p>47.021389</text:p>
          </table:table-cell>
          <table:table-cell office:value-type="float" office:value="36.289606" calcext:value-type="float">
            <text:p>36.289606</text:p>
          </table:table-cell>
          <table:table-cell office:value-type="float" office:value="23.009877" calcext:value-type="float">
            <text:p>23.009877</text:p>
          </table:table-cell>
          <table:table-cell office:value-type="float" office:value="14.116098" calcext:value-type="float">
            <text:p>14.1160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+H → OH</text:p>
          </table:table-cell>
          <table:table-cell office:value-type="float" office:value="142.698291" calcext:value-type="float">
            <text:p>142.698291</text:p>
          </table:table-cell>
          <table:table-cell office:value-type="float" office:value="70.554988" calcext:value-type="float">
            <text:p>70.554988</text:p>
          </table:table-cell>
          <table:table-cell office:value-type="float" office:value="57.513068" calcext:value-type="float">
            <text:p>57.513068</text:p>
          </table:table-cell>
          <table:table-cell office:value-type="float" office:value="31.743985" calcext:value-type="float">
            <text:p>31.743985</text:p>
          </table:table-cell>
          <table:table-cell office:value-type="float" office:value="27.681795" calcext:value-type="float">
            <text:p>27.6817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H+H→ H2O</text:p>
          </table:table-cell>
          <table:table-cell office:value-type="float" office:value="449.615356" calcext:value-type="float">
            <text:p>449.615356</text:p>
          </table:table-cell>
          <table:table-cell office:value-type="float" office:value="114.029547" calcext:value-type="float">
            <text:p>114.029547</text:p>
          </table:table-cell>
          <table:table-cell office:value-type="float" office:value="96.970079" calcext:value-type="float">
            <text:p>96.970079</text:p>
          </table:table-cell>
          <table:table-cell office:value-type="float" office:value="75.354744" calcext:value-type="float">
            <text:p>75.354744</text:p>
          </table:table-cell>
          <table:table-cell office:value-type="float" office:value="56.224488" calcext:value-type="float">
            <text:p>56.224488</text:p>
          </table:table-cell>
          <table:table-cell office:value-type="float" office:value="48.82114" calcext:value-type="float">
            <text:p>48.82114</text:p>
          </table:table-cell>
          <table:table-cell office:value-type="float" office:value="18.665853" calcext:value-type="float">
            <text:p>18.665853</text:p>
          </table:table-cell>
          <table:table-cell office:value-type="float" office:value="13.096603" calcext:value-type="float">
            <text:p>13.0966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CO → H+CO</text:p>
          </table:table-cell>
          <table:table-cell office:value-type="float" office:value="159.589477" calcext:value-type="float">
            <text:p>159.589477</text:p>
          </table:table-cell>
          <table:table-cell office:value-type="float" office:value="152.961943" calcext:value-type="float">
            <text:p>152.961943</text:p>
          </table:table-cell>
          <table:table-cell office:value-type="float" office:value="111.170424" calcext:value-type="float">
            <text:p>111.170424</text:p>
          </table:table-cell>
          <table:table-cell office:value-type="float" office:value="60.303142" calcext:value-type="float">
            <text:p>60.303142</text:p>
          </table:table-cell>
          <table:table-cell office:value-type="float" office:value="42.768241" calcext:value-type="float">
            <text:p>42.768241</text:p>
          </table:table-cell>
          <table:table-cell office:value-type="float" office:value="27.842196" calcext:value-type="float">
            <text:p>27.842196</text:p>
          </table:table-cell>
          <table:table-cell office:value-type="float" office:value="13.244137" calcext:value-type="float">
            <text:p>13.2441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H+OH → H2O+O</text:p>
          </table:table-cell>
          <table:table-cell office:value-type="float" office:value="452.200581" calcext:value-type="float">
            <text:p>452.200581</text:p>
          </table:table-cell>
          <table:table-cell office:value-type="float" office:value="193.070515" calcext:value-type="float">
            <text:p>193.070515</text:p>
          </table:table-cell>
          <table:table-cell office:value-type="float" office:value="158.93452" calcext:value-type="float">
            <text:p>158.93452</text:p>
          </table:table-cell>
          <table:table-cell office:value-type="float" office:value="87.199862" calcext:value-type="float">
            <text:p>87.199862</text:p>
          </table:table-cell>
          <table:table-cell office:value-type="float" office:value="83.145576" calcext:value-type="float">
            <text:p>83.145576</text:p>
          </table:table-cell>
          <table:table-cell office:value-type="float" office:value="63.389334" calcext:value-type="float">
            <text:p>63.389334</text:p>
          </table:table-cell>
          <table:table-cell office:value-type="float" office:value="59.633268" calcext:value-type="float">
            <text:p>59.633268</text:p>
          </table:table-cell>
          <table:table-cell office:value-type="float" office:value="50.587577" calcext:value-type="float">
            <text:p>50.587577</text:p>
          </table:table-cell>
          <table:table-cell office:value-type="float" office:value="36.106509" calcext:value-type="float">
            <text:p>36.106509</text:p>
          </table:table-cell>
          <table:table-cell office:value-type="float" office:value="16.565314" calcext:value-type="float">
            <text:p>16.565314</text:p>
          </table:table-cell>
          <table:table-cell office:value-type="float" office:value="11.298616" calcext:value-type="float">
            <text:p>11.2986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→ 2H</text:p>
          </table:table-cell>
          <table:table-cell office:value-type="float" office:value="222.213416" calcext:value-type="float">
            <text:p>222.213416</text:p>
          </table:table-cell>
          <table:table-cell office:value-type="float" office:value="207.434333" calcext:value-type="float">
            <text:p>207.434333</text:p>
          </table:table-cell>
          <table:table-cell office:value-type="float" office:value="39.878096" calcext:value-type="float">
            <text:p>39.878096</text:p>
          </table:table-cell>
          <table:table-cell office:value-type="float" office:value="34.966784" calcext:value-type="float">
            <text:p>34.966784</text:p>
          </table:table-cell>
          <table:table-cell office:value-type="float" office:value="25.577796" calcext:value-type="float">
            <text:p>25.5777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OOH → CO + OH</text:p>
          </table:table-cell>
          <table:table-cell office:value-type="float" office:value="445.050836" calcext:value-type="float">
            <text:p>445.050836</text:p>
          </table:table-cell>
          <table:table-cell office:value-type="float" office:value="175.707633" calcext:value-type="float">
            <text:p>175.707633</text:p>
          </table:table-cell>
          <table:table-cell office:value-type="float" office:value="105.313063" calcext:value-type="float">
            <text:p>105.313063</text:p>
          </table:table-cell>
          <table:table-cell office:value-type="float" office:value="79.965852" calcext:value-type="float">
            <text:p>79.965852</text:p>
          </table:table-cell>
          <table:table-cell office:value-type="float" office:value="66.837446" calcext:value-type="float">
            <text:p>66.837446</text:p>
          </table:table-cell>
          <table:table-cell office:value-type="float" office:value="57.23993" calcext:value-type="float">
            <text:p>57.23993</text:p>
          </table:table-cell>
          <table:table-cell office:value-type="float" office:value="50.096858" calcext:value-type="float">
            <text:p>50.096858</text:p>
          </table:table-cell>
          <table:table-cell office:value-type="float" office:value="40.504912" calcext:value-type="float">
            <text:p>40.504912</text:p>
          </table:table-cell>
          <table:table-cell office:value-type="float" office:value="29.265093" calcext:value-type="float">
            <text:p>29.265093</text:p>
          </table:table-cell>
          <table:table-cell office:value-type="float" office:value="22.135307" calcext:value-type="float">
            <text:p>22.135307</text:p>
          </table:table-cell>
          <table:table-cell office:value-type="float" office:value="17.580085" calcext:value-type="float">
            <text:p>17.5800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H* diff</text:p>
          </table:table-cell>
          <table:table-cell office:value-type="float" office:value="149.656453" calcext:value-type="float">
            <text:p>149.656453</text:p>
          </table:table-cell>
          <table:table-cell office:value-type="float" office:value="135.483367" calcext:value-type="float">
            <text:p>135.48336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H* diff</text:p>
          </table:table-cell>
          <table:table-cell office:value-type="float" office:value="468.120861" calcext:value-type="float">
            <text:p>468.120861</text:p>
          </table:table-cell>
          <table:table-cell office:value-type="float" office:value="81.607683" calcext:value-type="float">
            <text:p>81.607683</text:p>
          </table:table-cell>
          <table:table-cell office:value-type="float" office:value="56.761953" calcext:value-type="float">
            <text:p>56.761953</text:p>
          </table:table-cell>
          <table:table-cell office:value-type="float" office:value="31.585555" calcext:value-type="float">
            <text:p>31.585555</text:p>
          </table:table-cell>
          <table:table-cell office:value-type="float" office:value="5.860554" calcext:value-type="float">
            <text:p>5.8605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* diff</text:p>
          </table:table-cell>
          <table:table-cell office:value-type="float" office:value="65.211969" calcext:value-type="float">
            <text:p>65.211969</text:p>
          </table:table-cell>
          <table:table-cell office:value-type="float" office:value="37.897485" calcext:value-type="float">
            <text:p>37.89748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* diff</text:p>
          </table:table-cell>
          <table:table-cell office:value-type="float" office:value="164.416993" calcext:value-type="float">
            <text:p>164.416993</text:p>
          </table:table-cell>
          <table:table-cell office:value-type="float" office:value="60.891545" calcext:value-type="float">
            <text:p>60.891545</text:p>
          </table:table-cell>
          <table:table-cell office:value-type="float" office:value="41.490068" calcext:value-type="float">
            <text:p>41.490068</text:p>
          </table:table-cell>
          <table:table-cell office:value-type="float" office:value="28.371496" calcext:value-type="float">
            <text:p>28.371496</text:p>
          </table:table-cell>
          <table:table-cell office:value-type="float" office:value="21.41564" calcext:value-type="float">
            <text:p>21.4156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6" loext:min-decimal-places="6" number:min-integer-digits="1"/>
    </number:number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date-style style:name="N132">
      <number:day number:style="long"/>
      <number:text>-</number:text>
      <number:month number:textual="true"/>
      <number:text>-</number:text>
      <number:year/>
    </number:date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  </number:text>
    </number:number-style>
    <number:number-style style:name="N14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  </number:text>
    </number:number-style>
    <number:number-style style:name="N14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42P0"/>
    </number:number-style>
    <number:number-style style:name="N144P0" style:volatile="true">
      <number:number number:decimal-places="2" loext:min-decimal-places="2" number:min-integer-digits="1" number:grouping="true"/>
      <number:text>   </number:text>
    </number:number-style>
    <number:number-style style:name="N14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2" loext:min-decimal-places="2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2">
      <number:number number:decimal-places="5" loext:min-decimal-places="5" number:min-integer-digits="1"/>
    </number:number-style>
    <number:number-style style:name="N163">
      <number:number number:decimal-places="6" loext:min-decimal-places="6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number number:decimal-places="5" loext:min-decimal-places="5" number:min-integer-digits="1" number:grouping="true"/>
    </number:number-style>
    <number:number-style style:name="N167">
      <number:number number:decimal-places="7" loext:min-decimal-places="7" number:min-integer-digits="1" number:grouping="true"/>
    </number:number-style>
    <number:number-style style:name="N168">
      <number:number number:decimal-places="16" loext:min-decimal-places="16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7" loext:min-decimal-places="17" number:min-integer-digits="1"/>
    </number:number-style>
    <number:number-style style:name="N171">
      <number:number number:decimal-places="18" loext:min-decimal-places="18" number:min-integer-digits="1"/>
    </number:number-style>
    <number:number-style style:name="N172">
      <number:number number:decimal-places="19" loext:min-decimal-places="19" number:min-integer-digits="1"/>
    </number:number-style>
    <number:number-style style:name="N173">
      <number:number number:decimal-places="20" loext:min-decimal-places="20" number:min-integer-digits="1"/>
    </number:number-style>
    <number:number-style style:name="N174">
      <number:number number:decimal-places="14" loext:min-decimal-places="14" number:min-integer-digits="1"/>
    </number:number-style>
    <number:number-style style:name="N175">
      <number:number number:decimal-places="13" loext:min-decimal-places="13" number:min-integer-digits="1"/>
    </number:number-style>
    <number:number-style style:name="N176">
      <number:number number:decimal-places="12" loext:min-decimal-places="12" number:min-integer-digits="1"/>
    </number:number-style>
    <number:number-style style:name="N177">
      <number:number number:decimal-places="11" loext:min-decimal-places="11" number:min-integer-digits="1"/>
    </number:number-style>
    <number:number-style style:name="N178">
      <number:number number:decimal-places="10" loext:min-decimal-places="10" number:min-integer-digits="1"/>
    </number:number-style>
    <number:number-style style:name="N179">
      <number:number number:decimal-places="9" loext:min-decimal-places="9" number:min-integer-digits="1"/>
    </number:number-style>
    <number:number-style style:name="N180">
      <number:number number:decimal-places="8" loext:min-decimal-places="8" number:min-integer-digits="1"/>
    </number:number-style>
    <number:number-style style:name="N181">
      <number:number number:decimal-places="7" loext:min-decimal-places="7" number:min-integer-digits="1"/>
    </number:number-style>
    <number:number-style style:name="N182">
      <number:number number:decimal-places="4" loext:min-decimal-places="4" number:min-integer-digits="1"/>
    </number:number-style>
    <number:number-style style:name="N183">
      <number:number number:decimal-places="8" loext:min-decimal-places="8" number:min-integer-digits="1" number:grouping="true"/>
    </number:number-style>
    <number:number-style style:name="N184">
      <number:number number:decimal-places="9" loext:min-decimal-places="9" number:min-integer-digits="1" number:grouping="true"/>
    </number:number-style>
    <number:number-style style:name="N185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 style:data-style-name="N2" text:time-value="10:46:46.234668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23:44:17.121731063</meta:creation-date>
    <dc:date>2022-07-01T10:47:18.765739160</dc:date>
    <meta:editing-duration>PT11H25M30S</meta:editing-duration>
    <meta:editing-cycles>11</meta:editing-cycles>
    <meta:generator>LibreOffice/6.4.7.2$Linux_X86_64 LibreOffice_project/40$Build-2</meta:generator>
    <meta:document-statistic meta:table-count="1" meta:cell-count="456" meta:object-count="0"/>
  </office:meta>
</office:document-meta>
</file>